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6364" officeooo:paragraph-rsid="001f63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e es un primer texto</text:p>
      <text:p text:style-name="P1">Este es un segundo texto</text:p>
      <text:p text:style-name="P1">Este es un tercer text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9T17:35:02.374000000</meta:creation-date>
    <dc:date>2024-04-09T17:41:40.122000000</dc:date>
    <meta:editing-duration>PT5M37S</meta:editing-duration>
    <meta:editing-cycles>1</meta:editing-cycles>
    <meta:document-statistic meta:table-count="0" meta:image-count="0" meta:object-count="0" meta:page-count="1" meta:paragraph-count="3" meta:word-count="15" meta:character-count="70" meta:non-whitespace-character-count="58"/>
    <meta:generator>LibreOffice/7.4.2.3$Windows_X86_64 LibreOffice_project/382eef1f22670f7f4118c8c2dd222ec7ad009daf</meta:generator>
  </office:meta>
</office:document-meta>
</file>